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b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texas-instruments/SN74HC165N/296-8251-5-ND/376966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vishay-bc-components/K104K15X7RF5TH5/BC1101CT-ND/286723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  <table:table-cell office:value-type="string" calcext:value-type="string">
            <text:p>one pull-up resistor per connected input pin.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mper wires, male-mal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red or yellow LEDs, the tutorial uses 3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 office:value-type="string" calcext:value-type="string">
            <text:p><text:s/>(blue and green LEDs do not illuminate reliably on Teensy LC 3.3 volts)</text:p>
          </table:table-cell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68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 office:value-type="string" calcext:value-type="string">
            <text:p>to see how bright LED can ge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5:50:20.421898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9-23T16:25:27.586316283</dc:date>
    <meta:editing-duration>PT11H53M48S</meta:editing-duration>
    <meta:editing-cycles>70</meta:editing-cycles>
    <meta:generator>LibreOffice/5.1.5.2$Linux_X86_64 LibreOffice_project/10$Build-2</meta:generator>
    <meta:document-statistic meta:table-count="1" meta:cell-count="85" meta:object-count="0"/>
  </office:meta>
</office:document-meta>
</file>